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Arial1" svg:font-family="Arial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875in" table:align="margins"/>
    </style:style>
    <style:style style:name="Table1.A" style:family="table-column">
      <style:table-column-properties style:column-width="0.4986in" style:rel-column-width="718*"/>
    </style:style>
    <style:style style:name="Table1.B" style:family="table-column">
      <style:table-column-properties style:column-width="1.75in" style:rel-column-width="2520*"/>
    </style:style>
    <style:style style:name="Table1.C" style:family="table-column">
      <style:table-column-properties style:column-width="1.125in" style:rel-column-width="1620*"/>
    </style:style>
    <style:style style:name="Table1.D" style:family="table-column">
      <style:table-column-properties style:column-width="1.4701in" style:rel-column-width="2117*"/>
    </style:style>
    <style:style style:name="Table1.E" style:family="table-column">
      <style:table-column-properties style:column-width="1.5306in" style:rel-column-width="2204*"/>
    </style:style>
    <style:style style:name="Table1.F" style:family="table-column">
      <style:table-column-properties style:column-width="1.5007in" style:rel-column-width="2161*"/>
    </style:style>
    <style:style style:name="Table1.1" style:family="table-row">
      <style:table-row-properties style:min-row-height="0.4375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1.1874in" style:type="center"/>
          <style:tab-stop style:position="5.2083in" style:type="center"/>
        </style:tab-stops>
      </style:paragraph-properties>
      <style:text-properties style:font-name="Times New Roman" fo:font-weight="bold" style:font-weight-asian="bold" style:font-weight-complex="bold"/>
    </style:style>
    <style:style style:name="P2" style:family="paragraph" style:parent-style-name="Standard">
      <style:paragraph-properties>
        <style:tab-stops>
          <style:tab-stop style:position="5.1874in" style:type="center"/>
        </style:tab-stops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>
        <style:tab-stops>
          <style:tab-stop style:position="5.8126in" style:type="center"/>
        </style:tab-stops>
      </style:paragraph-properties>
      <style:text-properties style:font-name="Times New Roman"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Times New Roman" fo:font-size="10pt" fo:language="zxx" fo:country="none" fo:font-style="normal" fo:text-shadow="none" style:text-underline-style="none" fo:font-weight="normal" fo:background-color="transparent" style:font-name-asian="Tahoma" style:font-size-asian="10pt" style:language-asian="en" style:country-asian="US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imes New Roman" fo:font-size="10pt" fo:language="zxx" fo:country="none" fo:font-style="normal" fo:text-shadow="none" style:text-underline-style="none" fo:font-weight="normal" fo:background-color="transparent" style:font-name-asian="Tahoma" style:font-size-asian="10pt" style:language-asian="en" style:country-asian="US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end" style:justify-single-word="false"/>
      <style:text-properties fo:color="#000000" style:text-outline="false" style:text-line-through-style="none" style:font-name="Times New Roman" fo:font-size="10pt" fo:language="zxx" fo:country="none" fo:font-style="normal" fo:text-shadow="none" style:text-underline-style="none" fo:font-weight="normal" fo:background-color="transparent" style:font-name-asian="Tahoma" style:font-size-asian="10pt" style:language-asian="en" style:country-asian="US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7" style:family="paragraph" style:parent-style-name="Table_20_Contents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Times New Roman" fo:font-size="10pt" fo:language="en" fo:country="GB" fo:font-style="normal" fo:text-shadow="none" style:text-underline-style="none" fo:font-weight="normal" style:font-name-asian="Tahoma" style:font-size-asian="10pt" style:language-asian="en" style:country-asian="US" style:font-style-asian="normal" style:font-weight-asian="normal" style:font-name-complex="Arial1" style:font-size-complex="10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Times New Roman" fo:font-size="10pt" fo:language="en" fo:country="GB" fo:font-style="normal" fo:text-shadow="none" style:text-underline-style="none" fo:font-weight="bold" style:font-name-asian="Tahoma" style:font-size-asian="10pt" style:language-asian="en" style:country-asian="US" style:font-style-asian="normal" style:font-weight-asian="bold" style:font-name-complex="Arial1" style:font-size-complex="10pt" style:language-complex="ar" style:country-complex="SA" style:font-style-complex="normal" style:font-weight-complex="bold" style:text-emphasize="none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fo:color="#000000" style:text-outline="false" style:text-line-through-style="none" style:font-name="Times New Roman" fo:font-size="10pt" fo:language="zxx" fo:country="none" fo:font-style="normal" fo:text-shadow="none" style:text-underline-style="none" fo:font-weight="bold" fo:background-color="transparent" style:font-name-asian="Tahoma" style:font-size-asian="10pt" style:language-asian="en" style:country-asian="US" style:font-style-asian="normal" style:font-weight-asian="bold" style:font-name-complex="Arial" style:font-size-complex="10pt" style:font-style-complex="normal" style:font-weight-complex="bold" style:text-emphasize="none" style:text-overline-style="none" style:text-overline-color="font-colo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color="#000000" style:text-outline="false" style:text-line-through-style="none" fo:font-size="12pt" fo:language="en" fo:country="GB" fo:font-style="normal" fo:text-shadow="none" style:text-underline-style="none" style:font-name-asian="Tahoma" style:font-size-asian="12pt" style:language-asian="en" style:country-asian="US" style:font-style-asian="normal" style:font-name-complex="Arial1" style:font-size-complex="12pt" style:language-complex="ar" style:country-complex="SA" style:font-style-complex="normal" style:text-emphasize="none" style:text-overline-style="none" style:text-overline-color="font-color"/>
    </style:style>
    <style:style style:name="T6" style:family="text">
      <style:text-properties fo:color="#000000" style:text-outline="false" style:text-line-through-style="none" fo:font-size="12pt" fo:language="en" fo:country="GB" fo:font-style="normal" fo:text-shadow="none" style:text-underline-style="none" fo:font-weight="bold" style:font-name-asian="Tahoma" style:font-size-asian="12pt" style:language-asian="en" style:country-asian="US" style:font-style-asian="normal" style:font-weight-asian="bold" style:font-name-complex="Arial1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T7" style:family="text">
      <style:text-properties fo:color="#000000" style:text-outline="false" style:text-line-through-style="none" fo:font-size="12pt" fo:language="en" fo:country="GB" fo:font-style="italic" fo:text-shadow="none" style:text-underline-style="none" style:font-name-asian="Tahoma" style:font-size-asian="12pt" style:language-asian="en" style:country-asian="US" style:font-style-asian="italic" style:font-name-complex="Arial1" style:font-size-complex="12pt" style:language-complex="ar" style:country-complex="SA" style:font-style-complex="italic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CTY TNHH MTV XSTK TRÀ VINH</text:span><text:tab/><text:span text:style-name="T1">BẢNG TỔNG HỢP CHI ỦY QUYỀN TRẢ THƯỞNG</text:span></text:p>
      <text:p text:style-name="P1"><text:tab/>PHÒNG TRẢ THƯỞNG<text:tab/>Từ ngày <text:span text:style-name="T5"><text:placeholder text:placeholder-type="text">&lt;get_vietname_date(get_date_from())&gt;</text:placeholder></text:span> đến ngày <text:span text:style-name="T5"><text:placeholder text:placeholder-type="text">&lt;get_vietname_date(get_date_to())&gt;</text:placeholder></text:span>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8">Số TT</text:p>
          </table:table-cell>
          <table:table-cell table:style-name="Table1.A1" office:value-type="string">
            <text:p text:style-name="P8">Họ và tên</text:p>
          </table:table-cell>
          <table:table-cell table:style-name="Table1.A1" table:number-rows-spanned="7" office:value-type="string">
            <text:p text:style-name="P10"><text:placeholder text:placeholder-type="text">&lt;for each="menhgia in get_menhgia()"&gt;</text:placeholder></text:p>
          </table:table-cell>
          <table:table-cell table:style-name="Table1.A1" office:value-type="string">
            <text:p text:style-name="P11"><text:placeholder text:placeholder-type="text">&lt;menhgia.name&gt;</text:placeholder></text:p>
          </table:table-cell>
          <table:table-cell table:style-name="Table1.A1" table:number-rows-spanned="7" office:value-type="string">
            <text:p text:style-name="P4"><text:placeholder text:placeholder-type="text">&lt;/for&gt;</text:placeholder></text:p>
          </table:table-cell>
          <table:table-cell table:style-name="Table1.F1" office:value-type="string">
            <text:p text:style-name="P8">TỔNG CỘNG</text:p>
          </table:table-cell>
        </table:table-row>
        <table:table-row>
          <table:table-cell table:style-name="Table1.A2" table:number-columns-spanned="2" office:value-type="string">
            <text:p text:style-name="P10"><text:placeholder text:placeholder-type="text">&lt;for each="seq,line in enumerate(get_lines())"&gt;</text:placeholder></text:p>
          </table:table-cell>
          <table:covered-table-cell/>
          <table:covered-table-cell/>
          <table:table-cell table:style-name="Table1.D2" office:value-type="string">
            <text:p text:style-name="P9"/>
          </table:table-cell>
          <table:covered-table-cell/>
          <table:table-cell table:style-name="Table1.F2" office:value-type="string">
            <text:p text:style-name="P9"/>
          </table:table-cell>
        </table:table-row>
        <table:table-row>
          <table:table-cell table:style-name="Table1.A3" office:value-type="string">
            <text:p text:style-name="P4"><text:placeholder text:placeholder-type="text">&lt;seq+1&gt;</text:placeholder></text:p>
          </table:table-cell>
          <table:table-cell table:style-name="Table1.B3" office:value-type="string">
            <text:p text:style-name="P5"><text:placeholder text:placeholder-type="text">&lt;line['ho_ten']&gt;</text:placeholder></text:p>
          </table:table-cell>
          <table:covered-table-cell/>
          <table:table-cell table:style-name="Table1.D3" office:value-type="string">
            <text:p text:style-name="P6"><text:placeholder text:placeholder-type="text">&lt;convert_amount(line[menhgia.id])&gt;</text:placeholder></text:p>
          </table:table-cell>
          <table:covered-table-cell/>
          <table:table-cell table:style-name="Table1.F3" office:value-type="string">
            <text:p text:style-name="P6"><text:placeholder text:placeholder-type="text">&lt;convert_amount(line['tong_cong'])&gt;</text:placeholder></text:p>
          </table:table-cell>
        </table:table-row>
        <table:table-row>
          <table:table-cell table:style-name="Table1.A4" table:number-columns-spanned="2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table-cell table:style-name="Table1.D4" office:value-type="string">
            <text:p text:style-name="P9"/>
          </table:table-cell>
          <table:covered-table-cell/>
          <table:table-cell table:style-name="Table1.F4" office:value-type="string">
            <text:p text:style-name="P9"/>
          </table:table-cell>
        </table:table-row>
        <table:table-row>
          <table:table-cell table:style-name="Table1.A5" table:number-columns-spanned="2" office:value-type="string">
            <text:p text:style-name="P10"><text:placeholder text:placeholder-type="text">&lt;for each="seq,tong in enumerate(get_line_tong())"&gt;</text:placeholder></text:p>
          </table:table-cell>
          <table:covered-table-cell/>
          <table:covered-table-cell/>
          <table:table-cell table:style-name="Table1.D5" office:value-type="string">
            <text:p text:style-name="P6"/>
          </table:table-cell>
          <table:covered-table-cell/>
          <table:table-cell table:style-name="Table1.F5" office:value-type="string">
            <text:p text:style-name="P7"/>
          </table:table-cell>
        </table:table-row>
        <table:table-row>
          <table:table-cell table:style-name="Table1.A6" table:number-columns-spanned="2" office:value-type="string">
            <text:p text:style-name="P8">Tổng cộng</text:p>
          </table:table-cell>
          <table:covered-table-cell/>
          <table:covered-table-cell/>
          <table:table-cell table:style-name="Table1.D6" office:value-type="string">
            <text:p text:style-name="P12"><text:placeholder text:placeholder-type="text">&lt;convert_amount(tong[menhgia.id])&gt;</text:placeholder></text:p>
          </table:table-cell>
          <table:covered-table-cell/>
          <table:table-cell table:style-name="Table1.F6" office:value-type="string">
            <text:p text:style-name="P12"><text:placeholder text:placeholder-type="text">&lt;convert_amount(tong['tong_cong'])&gt;</text:placeholder></text:p>
          </table:table-cell>
        </table:table-row>
        <table:table-row>
          <table:table-cell table:style-name="Table1.A7" table:number-columns-spanned="2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table-cell table:style-name="Table1.D7" office:value-type="string">
            <text:p text:style-name="P7"/>
          </table:table-cell>
          <table:covered-table-cell/>
          <table:table-cell table:style-name="Table1.F7" office:value-type="string">
            <text:p text:style-name="P7"/>
          </table:table-cell>
        </table:table-row>
      </table:table>
      <text:p text:style-name="P1"/>
      <text:p text:style-name="P1"/>
      <text:p text:style-name="P3"><text:tab/><text:span text:style-name="T3">Ngày </text:span><text:span text:style-name="T7"><text:placeholder text:placeholder-type="text">&lt;get_date_to()[8:10]&gt;</text:placeholder></text:span><text:span text:style-name="T3"> tháng </text:span><text:span text:style-name="T7"><text:placeholder text:placeholder-type="text">&lt;get_date_to()[5:7]&gt;</text:placeholder></text:span><text:span text:style-name="T3"> năm </text:span><text:span text:style-name="T7"><text:placeholder text:placeholder-type="text">&lt;get_date_to()[:4]&gt;</text:placeholder></text:span></text:p>
      <text:p text:style-name="P3"><text:span text:style-name="T3"><text:tab/></text:span><text:span text:style-name="T4">Trưởng phò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Arial1" svg:font-family="Arial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709in" fo:margin-right="0.12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14:37:39.717253526</meta:creation-date>
    <dc:date>2016-04-02T15:54:39</dc:date>
    <meta:editing-duration>PT58M10S</meta:editing-duration>
    <meta:editing-cycles>53</meta:editing-cycles>
    <meta:generator>LibreOffice/3.5$Linux_X86_64 LibreOffice_project/350m1$Build-2</meta:generator>
    <dc:creator>tien </dc:creator>
    <meta:document-statistic meta:table-count="1" meta:image-count="0" meta:object-count="0" meta:page-count="1" meta:paragraph-count="21" meta:word-count="62" meta:character-count="562" meta:non-whitespace-character-count="518"/>
  </office:meta>
</office:document-meta>
</file>